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1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N-option BlackScholes</text:p>
          </table:table-cell>
          <table:table-cell table:number-columns-repeated="6"/>
        </table:table-row>
        <table:table-row table:style-name="ro1">
          <table:table-cell office:value-type="string">
            <text:p>double preci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Core i7-3720QM</text:p>
          </table:table-cell>
          <table:table-cell office:value-type="string">
            <text:p>GeForce GTX 560 Ti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formula="of:=5*[.A6]*8/2^30" office:value-type="float" office:value="0.149011611938477">
            <text:p>0.149011611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table:style-name="ce3" table:formula="of:=[.$B6]/([.C6]*0.001)" office:value-type="float" office:value="0.54783680859734">
            <text:p>0.55</text:p>
          </table:table-cell>
          <table:table-cell table:style-name="ce3" table:formula="of:=[.$B6]/([.D6]*0.001)" office:value-type="float" office:value="2.75947429515697">
            <text:p>2.76</text:p>
          </table:table-cell>
          <table:table-cell table:style-name="ce3" table:formula="of:=[.C6]/[.D6]" office:value-type="float" office:value="5.03703703703704">
            <text:p>5.04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formula="of:=5*[.A7]*8/2^30" office:value-type="float" office:value="0.298023223876953">
            <text:p>0.2980232239</text:p>
          </table:table-cell>
          <table:table-cell office:value-type="float" office:value="550">
            <text:p>550</text:p>
          </table:table-cell>
          <table:table-cell office:value-type="float" office:value="104">
            <text:p>104</text:p>
          </table:table-cell>
          <table:table-cell table:style-name="ce3" table:formula="of:=[.$B7]/([.C7]*0.001)" office:value-type="float" office:value="0.541860407049006">
            <text:p>0.54</text:p>
          </table:table-cell>
          <table:table-cell table:style-name="ce3" table:formula="of:=[.$B7]/([.D7]*0.001)" office:value-type="float" office:value="2.86560792189378">
            <text:p>2.87</text:p>
          </table:table-cell>
          <table:table-cell table:style-name="ce3" table:formula="of:=[.C7]/[.D7]" office:value-type="float" office:value="5.28846153846154">
            <text:p>5.29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table:formula="of:=5*[.A8]*8/2^30" office:value-type="float" office:value="0.596046447753906">
            <text:p>0.5960464478</text:p>
          </table:table-cell>
          <table:table-cell office:value-type="float" office:value="1100">
            <text:p>1100</text:p>
          </table:table-cell>
          <table:table-cell table:style-name="ce2" office:value-type="float" office:value="201">
            <text:p>201</text:p>
          </table:table-cell>
          <table:table-cell table:style-name="ce3" table:formula="of:=[.$B8]/([.C8]*0.001)" office:value-type="float" office:value="0.541860407049006">
            <text:p>0.54</text:p>
          </table:table-cell>
          <table:table-cell table:style-name="ce3" table:formula="of:=[.$B8]/([.D8]*0.001)" office:value-type="float" office:value="2.965405212706">
            <text:p>2.97</text:p>
          </table:table-cell>
          <table:table-cell table:style-name="ce3" table:formula="of:=[.C8]/[.D8]" office:value-type="float" office:value="5.4726368159204">
            <text:p>5.47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table:formula="of:=5*[.A9]*8/2^30" office:value-type="float" office:value="1.19209289550781">
            <text:p>1.1920928955</text:p>
          </table:table-cell>
          <table:table-cell office:value-type="float" office:value="2190">
            <text:p>2190</text:p>
          </table:table-cell>
          <table:table-cell office:value-type="float" office:value="403">
            <text:p>403</text:p>
          </table:table-cell>
          <table:table-cell table:style-name="ce3" table:formula="of:=[.$B9]/([.C9]*0.001)" office:value-type="float" office:value="0.544334655483019">
            <text:p>0.54</text:p>
          </table:table-cell>
          <table:table-cell table:style-name="ce3" table:formula="of:=[.$B9]/([.D9]*0.001)" office:value-type="float" office:value="2.95804688711616">
            <text:p>2.96</text:p>
          </table:table-cell>
          <table:table-cell table:style-name="ce3" table:formula="of:=[.C9]/[.D9]" office:value-type="float" office:value="5.43424317617866">
            <text:p>5.43</text:p>
          </table:table-cell>
        </table:table-row>
        <table:table-row table:style-name="ro1">
          <table:table-cell>
            <draw:frame table:end-cell-address="Sheet1.G31" table:end-x="0.8657in" table:end-y="0.0961in" draw:z-index="0" draw:style-name="gr1" draw:text-style-name="P1" svg:width="6.2988in" svg:height="3.5429in" svg:x="0.0394in" svg:y="0.0402in">
              <draw:object draw:notify-on-update-of-ranges="Sheet1.A6:Sheet1.A9 Sheet1.E3:Sheet1.E3 Sheet1.E6:Sheet1.E9 Sheet1.A6:Sheet1.A9 Sheet1.F3:Sheet1.F3 Sheet1.F6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ore i7-3720QM</text:p>
          </table:table-cell>
          <table:table-cell office:value-type="string">
            <text:p>Tesla C207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formula="of:=5*[.A38]*8/2^30" office:value-type="float" office:value="0.149011611938477">
            <text:p>0.1490116119</text:p>
          </table:table-cell>
          <table:table-cell office:value-type="float" office:value="272">
            <text:p>272</text:p>
          </table:table-cell>
          <table:table-cell office:value-type="float" office:value="46.4">
            <text:p>46.4</text:p>
          </table:table-cell>
          <table:table-cell table:style-name="ce3" table:formula="of:=[.$B38]/([.C38]*0.001)" office:value-type="float" office:value="0.54783680859734">
            <text:p>0.55</text:p>
          </table:table-cell>
          <table:table-cell table:style-name="ce3" table:formula="of:=[.$B38]/([.D38]*0.001)" office:value-type="float" office:value="3.21145715384648">
            <text:p>3.21</text:p>
          </table:table-cell>
          <table:table-cell table:style-name="ce3" table:formula="of:=[.C38]/[.D38]" office:value-type="float" office:value="5.86206896551724">
            <text:p>5.86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formula="of:=5*[.A39]*8/2^30" office:value-type="float" office:value="0.298023223876953">
            <text:p>0.2980232239</text:p>
          </table:table-cell>
          <table:table-cell office:value-type="float" office:value="550">
            <text:p>550</text:p>
          </table:table-cell>
          <table:table-cell office:value-type="float" office:value="89.5">
            <text:p>89.5</text:p>
          </table:table-cell>
          <table:table-cell table:style-name="ce3" table:formula="of:=[.$B39]/([.C39]*0.001)" office:value-type="float" office:value="0.541860407049006">
            <text:p>0.54</text:p>
          </table:table-cell>
          <table:table-cell table:style-name="ce3" table:formula="of:=[.$B39]/([.D39]*0.001)" office:value-type="float" office:value="3.32986842320618">
            <text:p>3.33</text:p>
          </table:table-cell>
          <table:table-cell table:style-name="ce3" table:formula="of:=[.C39]/[.D39]" office:value-type="float" office:value="6.14525139664805">
            <text:p>6.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table:formula="of:=5*[.A40]*8/2^30" office:value-type="float" office:value="0.596046447753906">
            <text:p>0.5960464478</text:p>
          </table:table-cell>
          <table:table-cell office:value-type="float" office:value="1100">
            <text:p>1100</text:p>
          </table:table-cell>
          <table:table-cell table:style-name="ce2" office:value-type="float" office:value="174">
            <text:p>174</text:p>
          </table:table-cell>
          <table:table-cell table:style-name="ce3" table:formula="of:=[.$B40]/([.C40]*0.001)" office:value-type="float" office:value="0.541860407049006">
            <text:p>0.54</text:p>
          </table:table-cell>
          <table:table-cell table:style-name="ce3" table:formula="of:=[.$B40]/([.D40]*0.001)" office:value-type="float" office:value="3.42555429743624">
            <text:p>3.43</text:p>
          </table:table-cell>
          <table:table-cell table:style-name="ce3" table:formula="of:=[.C40]/[.D40]" office:value-type="float" office:value="6.32183908045977">
            <text:p>6.32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table:formula="of:=5*[.A41]*8/2^30" office:value-type="float" office:value="1.19209289550781">
            <text:p>1.1920928955</text:p>
          </table:table-cell>
          <table:table-cell office:value-type="float" office:value="2190">
            <text:p>2190</text:p>
          </table:table-cell>
          <table:table-cell office:value-type="float" office:value="345">
            <text:p>345</text:p>
          </table:table-cell>
          <table:table-cell table:style-name="ce3" table:formula="of:=[.$B41]/([.C41]*0.001)" office:value-type="float" office:value="0.544334655483019">
            <text:p>0.54</text:p>
          </table:table-cell>
          <table:table-cell table:style-name="ce3" table:formula="of:=[.$B41]/([.D41]*0.001)" office:value-type="float" office:value="3.4553417261096">
            <text:p>3.46</text:p>
          </table:table-cell>
          <table:table-cell table:style-name="ce3" table:formula="of:=[.C41]/[.D41]" office:value-type="float" office:value="6.34782608695652">
            <text:p>6.3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G66" table:end-x="0.8268in" table:end-y="0.0559in" draw:z-index="1" draw:style-name="gr1" draw:text-style-name="P1" svg:width="6.2988in" svg:height="3.5425in" svg:x="0.0004in" svg:y="0in">
              <draw:object draw:notify-on-update-of-ranges="Sheet1.A38:Sheet1.A41 Sheet1.E35:Sheet1.E35 Sheet1.E38:Sheet1.E41 Sheet1.A38:Sheet1.A41 Sheet1.F35:Sheet1.F35 Sheet1.F38:Sheet1.F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ore i5-3570k</text:p>
          </table:table-cell>
          <table:table-cell office:value-type="string">
            <text:p>Tesla C207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formula="of:=5*[.A73]*8/2^30" office:value-type="float" office:value="0.149011611938477">
            <text:p>0.1490116119</text:p>
          </table:table-cell>
          <table:table-cell office:value-type="float" office:value="491">
            <text:p>491</text:p>
          </table:table-cell>
          <table:table-cell office:value-type="float" office:value="46.4">
            <text:p>46.4</text:p>
          </table:table-cell>
          <table:table-cell table:style-name="ce3" table:formula="of:=[.$B73]/([.C73]*0.001)" office:value-type="float" office:value="0.303485971361459">
            <text:p>0.30</text:p>
          </table:table-cell>
          <table:table-cell table:style-name="ce3" table:formula="of:=[.$B73]/([.D73]*0.001)" office:value-type="float" office:value="3.21145715384648">
            <text:p>3.21</text:p>
          </table:table-cell>
          <table:table-cell table:style-name="ce3" table:formula="of:=[.C73]/[.D73]" office:value-type="float" office:value="10.5818965517241">
            <text:p>10.5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formula="of:=5*[.A74]*8/2^30" office:value-type="float" office:value="0.298023223876953">
            <text:p>0.2980232239</text:p>
          </table:table-cell>
          <table:table-cell office:value-type="float" office:value="966">
            <text:p>966</text:p>
          </table:table-cell>
          <table:table-cell office:value-type="float" office:value="89.5">
            <text:p>89.5</text:p>
          </table:table-cell>
          <table:table-cell table:style-name="ce3" table:formula="of:=[.$B74]/([.C74]*0.001)" office:value-type="float" office:value="0.308512654116929">
            <text:p>0.31</text:p>
          </table:table-cell>
          <table:table-cell table:style-name="ce3" table:formula="of:=[.$B74]/([.D74]*0.001)" office:value-type="float" office:value="3.32986842320618">
            <text:p>3.33</text:p>
          </table:table-cell>
          <table:table-cell table:style-name="ce3" table:formula="of:=[.C74]/[.D74]" office:value-type="float" office:value="10.7932960893855">
            <text:p>10.79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table:formula="of:=5*[.A75]*8/2^30" office:value-type="float" office:value="0.596046447753906">
            <text:p>0.5960464478</text:p>
          </table:table-cell>
          <table:table-cell office:value-type="float" office:value="1920">
            <text:p>1920</text:p>
          </table:table-cell>
          <table:table-cell table:style-name="ce2" office:value-type="float" office:value="174">
            <text:p>174</text:p>
          </table:table-cell>
          <table:table-cell table:style-name="ce3" table:formula="of:=[.$B75]/([.C75]*0.001)" office:value-type="float" office:value="0.31044085820516">
            <text:p>0.31</text:p>
          </table:table-cell>
          <table:table-cell table:style-name="ce3" table:formula="of:=[.$B75]/([.D75]*0.001)" office:value-type="float" office:value="3.42555429743624">
            <text:p>3.43</text:p>
          </table:table-cell>
          <table:table-cell table:style-name="ce3" table:formula="of:=[.C75]/[.D75]" office:value-type="float" office:value="11.0344827586207">
            <text:p>11.03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table:formula="of:=5*[.A76]*8/2^30" office:value-type="float" office:value="1.19209289550781">
            <text:p>1.1920928955</text:p>
          </table:table-cell>
          <table:table-cell office:value-type="float" office:value="3810">
            <text:p>3810</text:p>
          </table:table-cell>
          <table:table-cell office:value-type="float" office:value="345">
            <text:p>345</text:p>
          </table:table-cell>
          <table:table-cell table:style-name="ce3" table:formula="of:=[.$B76]/([.C76]*0.001)" office:value-type="float" office:value="0.312885274411499">
            <text:p>0.31</text:p>
          </table:table-cell>
          <table:table-cell table:style-name="ce3" table:formula="of:=[.$B76]/([.D76]*0.001)" office:value-type="float" office:value="3.4553417261096">
            <text:p>3.46</text:p>
          </table:table-cell>
          <table:table-cell table:style-name="ce3" table:formula="of:=[.C76]/[.D76]" office:value-type="float" office:value="11.0434782608696">
            <text:p>11.0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1.G101" table:end-x="0.8268in" table:end-y="0.0551in" draw:z-index="2" draw:style-name="gr1" draw:text-style-name="P1" svg:width="6.2988in" svg:height="3.5528in" svg:x="0.0004in" svg:y="0.1555in">
              <draw:object draw:notify-on-update-of-ranges="Sheet1.A73:Sheet1.A76 Sheet1.E70:Sheet1.E70 Sheet1.E73:Sheet1.E76 Sheet1.A73:Sheet1.A76 Sheet1.F70:Sheet1.F70 Sheet1.F73:Sheet1.F7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Xeon X5570</text:p>
          </table:table-cell>
          <table:table-cell office:value-type="string">
            <text:p>Tesla M205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formula="of:=5*[.A108]*8/2^30" office:value-type="float" office:value="0.149011611938477">
            <text:p>0.1490116119</text:p>
          </table:table-cell>
          <table:table-cell office:value-type="float" office:value="776">
            <text:p>776</text:p>
          </table:table-cell>
          <table:table-cell office:value-type="float" office:value="85">
            <text:p>85</text:p>
          </table:table-cell>
          <table:table-cell table:style-name="ce3" table:formula="of:=[.$B108]/([.C108]*0.001)" office:value-type="float" office:value="0.192025273116594">
            <text:p>0.19</text:p>
          </table:table-cell>
          <table:table-cell table:style-name="ce3" table:formula="of:=[.$B108]/([.D108]*0.001)" office:value-type="float" office:value="1.75307778751149">
            <text:p>1.75</text:p>
          </table:table-cell>
          <table:table-cell table:style-name="ce3" table:formula="of:=[.C108]/[.D108]" office:value-type="float" office:value="9.12941176470588">
            <text:p>9.13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formula="of:=5*[.A109]*8/2^30" office:value-type="float" office:value="0.298023223876953">
            <text:p>0.2980232239</text:p>
          </table:table-cell>
          <table:table-cell office:value-type="float" office:value="1550">
            <text:p>1550</text:p>
          </table:table-cell>
          <table:table-cell office:value-type="float" office:value="156">
            <text:p>156</text:p>
          </table:table-cell>
          <table:table-cell table:style-name="ce3" table:formula="of:=[.$B109]/([.C109]*0.001)" office:value-type="float" office:value="0.19227304766255">
            <text:p>0.19</text:p>
          </table:table-cell>
          <table:table-cell table:style-name="ce3" table:formula="of:=[.$B109]/([.D109]*0.001)" office:value-type="float" office:value="1.91040528126252">
            <text:p>1.91</text:p>
          </table:table-cell>
          <table:table-cell table:style-name="ce3" table:formula="of:=[.C109]/[.D109]" office:value-type="float" office:value="9.93589743589744">
            <text:p>9.94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table:formula="of:=5*[.A110]*8/2^30" office:value-type="float" office:value="0.596046447753906">
            <text:p>0.5960464478</text:p>
          </table:table-cell>
          <table:table-cell office:value-type="float" office:value="3110">
            <text:p>3110</text:p>
          </table:table-cell>
          <table:table-cell table:style-name="ce2" office:value-type="float" office:value="298">
            <text:p>298</text:p>
          </table:table-cell>
          <table:table-cell table:style-name="ce3" table:formula="of:=[.$B110]/([.C110]*0.001)" office:value-type="float" office:value="0.191654806351738">
            <text:p>0.19</text:p>
          </table:table-cell>
          <table:table-cell table:style-name="ce3" table:formula="of:=[.$B110]/([.D110]*0.001)" office:value-type="float" office:value="2.00015586494599">
            <text:p>2.00</text:p>
          </table:table-cell>
          <table:table-cell table:style-name="ce3" table:formula="of:=[.C110]/[.D110]" office:value-type="float" office:value="10.4362416107383">
            <text:p>10.44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table:formula="of:=5*[.A111]*8/2^30" office:value-type="float" office:value="1.19209289550781">
            <text:p>1.1920928955</text:p>
          </table:table-cell>
          <table:table-cell office:value-type="float" office:value="6210">
            <text:p>6210</text:p>
          </table:table-cell>
          <table:table-cell office:value-type="float" office:value="578">
            <text:p>578</text:p>
          </table:table-cell>
          <table:table-cell table:style-name="ce3" table:formula="of:=[.$B111]/([.C111]*0.001)" office:value-type="float" office:value="0.191963429228311">
            <text:p>0.19</text:p>
          </table:table-cell>
          <table:table-cell table:style-name="ce3" table:formula="of:=[.$B111]/([.D111]*0.001)" office:value-type="float" office:value="2.06244445589587">
            <text:p>2.06</text:p>
          </table:table-cell>
          <table:table-cell table:style-name="ce3" table:formula="of:=[.C111]/[.D111]" office:value-type="float" office:value="10.7439446366782">
            <text:p>10.7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1.G136" table:end-x="0.8268in" table:end-y="0.0543in" draw:z-index="3" draw:style-name="gr1" draw:text-style-name="P1" svg:width="6.2988in" svg:height="3.5626in" svg:x="0.0004in" svg:y="0.1445in">
              <draw:object draw:notify-on-update-of-ranges="Sheet1.A108:Sheet1.A111 Sheet1.E105:Sheet1.E105 Sheet1.E108:Sheet1.E111 Sheet1.A108:Sheet1.A111 Sheet1.F105:Sheet1.F105 Sheet1.F108:Sheet1.F1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1" number:min-exponent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14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32:26</meta:creation-date>
    <dc:date>2013-03-05T14:45:12</dc:date>
    <meta:editing-duration>PT3H29M34S</meta:editing-duration>
    <meta:editing-cycles>45</meta:editing-cycles>
    <meta:generator>OpenOffice.org/3.4.1$Unix OpenOffice.org_project/341m1$Build-9593</meta:generator>
    <meta:document-statistic meta:table-count="3" meta:cell-count="1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8cm" svg:y="0.315cm" chart:style-name="ch2">
          <text:p>BlackScholes: Throughput</text:p>
        </chart:title>
        <chart:legend chart:legend-position="top" svg:x="3.933cm" svg:y="1.465cm" style:legend-expansion="wide" chart:style-name="ch3"/>
        <chart:plot-area chart:style-name="ch4" table:cell-range-address="Sheet1.A6:Sheet1.A9 Sheet1.E3:Sheet1.F3 Sheet1.E6:Sheet1.F9" chart:data-source-has-labels="row" svg:x="1.307cm" svg:y="2.419cm" svg:width="14.053cm" svg:height="5.444cm">
          <chartooo:coordinate-region svg:x="2.043cm" svg:y="2.616cm" svg:width="12.75cm" svg:height="4.604cm"/>
          <chart:axis chart:dimension="x" chart:name="primary-x" chart:style-name="ch5">
            <chart:title svg:x="7.837cm" svg:y="8.043cm" chart:style-name="ch6">
              <text:p>option</text:p>
            </chart:title>
          </chart:axis>
          <chart:axis chart:dimension="y" chart:name="primary-y" chart:style-name="ch7">
            <chart:title svg:x="0.451cm" svg:y="5.556cm" chart:style-name="ch8">
              <text:p>GB/s</text:p>
            </chart:title>
            <chart:grid chart:style-name="ch9" chart:class="major"/>
          </chart:axis>
          <chart:series chart:style-name="ch10" chart:values-cell-range-address="Sheet1.E6:Sheet1.E9" chart:label-cell-address="Sheet1.E3:Sheet1.E3" chart:class="chart:scatter">
            <chart:domain table:cell-range-address="Sheet1.A6:Sheet1.A9"/>
            <chart:data-point chart:repeated="4"/>
          </chart:series>
          <chart:series chart:style-name="ch11" chart:values-cell-range-address="Sheet1.F6:Sheet1.F9" chart:label-cell-address="Sheet1.F3:Sheet1.F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7-3720QM</text:p>
                <draw:g>
                  <svg:desc>Sheet1.E3:Sheet1.E3</svg:desc>
                </draw:g>
              </table:table-cell>
              <table:table-cell office:value-type="string">
                <text:p>GeForce GTX 560 Ti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6:Sheet1.A9</svg:desc>
                </draw:g>
              </table:table-cell>
              <table:table-cell office:value-type="float" office:value="0.54783680859734">
                <text:p>0.54783680859734</text:p>
                <draw:g>
                  <svg:desc>Sheet1.E6:Sheet1.E9</svg:desc>
                </draw:g>
              </table:table-cell>
              <table:table-cell office:value-type="float" office:value="2.75947429515697">
                <text:p>2.75947429515697</text:p>
                <draw:g>
                  <svg:desc>Sheet1.F6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86560792189378">
                <text:p>2.86560792189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965405212706">
                <text:p>2.96540521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544334655483019">
                <text:p>0.544334655483019</text:p>
              </table:table-cell>
              <table:table-cell office:value-type="float" office:value="2.95804688711616">
                <text:p>2.9580468871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5.238cm" svg:y="0.314cm" chart:style-name="ch2">
          <text:p>BlackScholes: Throughput</text:p>
        </chart:title>
        <chart:legend chart:legend-position="top" svg:x="4.58cm" svg:y="1.463cm" style:legend-expansion="wide" chart:style-name="ch3"/>
        <chart:plot-area chart:style-name="ch4" table:cell-range-address="Sheet1.A38:Sheet1.A41 Sheet1.E35:Sheet1.F35 Sheet1.E38:Sheet1.F41" chart:data-source-has-labels="row" svg:x="1.307cm" svg:y="2.415cm" svg:width="14.053cm" svg:height="5.448cm">
          <chartooo:coordinate-region svg:x="2.043cm" svg:y="2.612cm" svg:width="12.75cm" svg:height="4.608cm"/>
          <chart:axis chart:dimension="x" chart:name="primary-x" chart:style-name="ch5">
            <chart:title svg:x="7.837cm" svg:y="8.042cm" chart:style-name="ch6">
              <text:p>option</text:p>
            </chart:title>
          </chart:axis>
          <chart:axis chart:dimension="y" chart:name="primary-y" chart:style-name="ch7">
            <chart:title svg:x="0.451cm" svg:y="5.554cm" chart:style-name="ch8">
              <text:p>GB/s</text:p>
            </chart:title>
            <chart:grid chart:style-name="ch9" chart:class="major"/>
          </chart:axis>
          <chart:series chart:style-name="ch10" chart:values-cell-range-address="Sheet1.E38:Sheet1.E41" chart:label-cell-address="Sheet1.E35:Sheet1.E35" chart:class="chart:scatter">
            <chart:domain table:cell-range-address="Sheet1.A38:Sheet1.A41"/>
            <chart:data-point chart:repeated="4"/>
          </chart:series>
          <chart:series chart:style-name="ch11" chart:values-cell-range-address="Sheet1.F38:Sheet1.F41" chart:label-cell-address="Sheet1.F35:Sheet1.F3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7-3720QM</text:p>
                <draw:g>
                  <svg:desc>Sheet1.E35:Sheet1.E35</svg:desc>
                </draw:g>
              </table:table-cell>
              <table:table-cell office:value-type="string">
                <text:p>Tesla C2075</text:p>
                <draw:g>
                  <svg:desc>Sheet1.F35:Sheet1.F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38:Sheet1.A41</svg:desc>
                </draw:g>
              </table:table-cell>
              <table:table-cell office:value-type="float" office:value="0.54783680859734">
                <text:p>0.54783680859734</text:p>
                <draw:g>
                  <svg:desc>Sheet1.E38:Sheet1.E41</svg:desc>
                </draw:g>
              </table:table-cell>
              <table:table-cell office:value-type="float" office:value="3.21145715384648">
                <text:p>3.21145715384648</text:p>
                <draw:g>
                  <svg:desc>Sheet1.F38:Sheet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3.32986842320618">
                <text:p>3.3298684232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3.42555429743624">
                <text:p>3.4255542974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544334655483019">
                <text:p>0.544334655483019</text:p>
              </table:table-cell>
              <table:table-cell office:value-type="float" office:value="3.4553417261096">
                <text:p>3.4553417261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24cm" xlink:href=".." xlink:type="simple" chart:class="chart:scatter" chart:style-name="ch1">
        <chart:title svg:x="5.238cm" svg:y="0.315cm" chart:style-name="ch2">
          <text:p>BlackScholes: Throughput</text:p>
        </chart:title>
        <chart:legend chart:legend-position="top" svg:x="4.776cm" svg:y="1.465cm" style:legend-expansion="wide" chart:style-name="ch3"/>
        <chart:plot-area chart:style-name="ch4" table:cell-range-address="Sheet1.A73:Sheet1.A76 Sheet1.E70:Sheet1.F70 Sheet1.E73:Sheet1.F76" chart:data-source-has-labels="row" svg:x="1.307cm" svg:y="2.419cm" svg:width="14.053cm" svg:height="5.468cm">
          <chartooo:coordinate-region svg:x="2.043cm" svg:y="2.616cm" svg:width="12.75cm" svg:height="4.628cm"/>
          <chart:axis chart:dimension="x" chart:name="primary-x" chart:style-name="ch5">
            <chart:title svg:x="7.837cm" svg:y="8.067cm" chart:style-name="ch6">
              <text:p>option</text:p>
            </chart:title>
          </chart:axis>
          <chart:axis chart:dimension="y" chart:name="primary-y" chart:style-name="ch7">
            <chart:title svg:x="0.451cm" svg:y="5.568cm" chart:style-name="ch8">
              <text:p>GB/s</text:p>
            </chart:title>
            <chart:grid chart:style-name="ch9" chart:class="major"/>
          </chart:axis>
          <chart:series chart:style-name="ch10" chart:values-cell-range-address="Sheet1.E73:Sheet1.E76" chart:label-cell-address="Sheet1.E70:Sheet1.E70" chart:class="chart:scatter">
            <chart:domain table:cell-range-address="Sheet1.A73:Sheet1.A76"/>
            <chart:data-point chart:repeated="4"/>
          </chart:series>
          <chart:series chart:style-name="ch11" chart:values-cell-range-address="Sheet1.F73:Sheet1.F76" chart:label-cell-address="Sheet1.F70:Sheet1.F7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e i5-3570k</text:p>
                <draw:g>
                  <svg:desc>Sheet1.E70:Sheet1.E70</svg:desc>
                </draw:g>
              </table:table-cell>
              <table:table-cell office:value-type="string">
                <text:p>Tesla C2075</text:p>
                <draw:g>
                  <svg:desc>Sheet1.F70:Sheet1.F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73:Sheet1.A76</svg:desc>
                </draw:g>
              </table:table-cell>
              <table:table-cell office:value-type="float" office:value="0.303485971361459">
                <text:p>0.303485971361459</text:p>
                <draw:g>
                  <svg:desc>Sheet1.E73:Sheet1.E76</svg:desc>
                </draw:g>
              </table:table-cell>
              <table:table-cell office:value-type="float" office:value="3.21145715384648">
                <text:p>3.21145715384648</text:p>
                <draw:g>
                  <svg:desc>Sheet1.F73:Sheet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308512654116929">
                <text:p>0.308512654116929</text:p>
              </table:table-cell>
              <table:table-cell office:value-type="float" office:value="3.32986842320618">
                <text:p>3.3298684232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31044085820516">
                <text:p>0.31044085820516</text:p>
              </table:table-cell>
              <table:table-cell office:value-type="float" office:value="3.42555429743624">
                <text:p>3.4255542974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312885274411499">
                <text:p>0.312885274411499</text:p>
              </table:table-cell>
              <table:table-cell office:value-type="float" office:value="3.4553417261096">
                <text:p>3.4553417261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5cm" xlink:href=".." xlink:type="simple" chart:class="chart:scatter" chart:style-name="ch1">
        <chart:title svg:x="5.238cm" svg:y="0.316cm" chart:style-name="ch2">
          <text:p>BlackScholes: Throughput</text:p>
        </chart:title>
        <chart:legend chart:legend-position="top" svg:x="4.891cm" svg:y="1.466cm" style:legend-expansion="wide" chart:style-name="ch3"/>
        <chart:plot-area chart:style-name="ch4" table:cell-range-address="Sheet1.A108:Sheet1.A111 Sheet1.E105:Sheet1.F105 Sheet1.E108:Sheet1.F111" chart:data-source-has-labels="row" svg:x="1.307cm" svg:y="2.423cm" svg:width="14.053cm" svg:height="5.489cm">
          <chartooo:coordinate-region svg:x="2.043cm" svg:y="2.62cm" svg:width="12.75cm" svg:height="4.649cm"/>
          <chart:axis chart:dimension="x" chart:name="primary-x" chart:style-name="ch5">
            <chart:title svg:x="7.837cm" svg:y="8.093cm" chart:style-name="ch6">
              <text:p>option</text:p>
            </chart:title>
          </chart:axis>
          <chart:axis chart:dimension="y" chart:name="primary-y" chart:style-name="ch7">
            <chart:title svg:x="0.451cm" svg:y="5.582cm" chart:style-name="ch8">
              <text:p>GB/s</text:p>
            </chart:title>
            <chart:grid chart:style-name="ch9" chart:class="major"/>
          </chart:axis>
          <chart:series chart:style-name="ch10" chart:values-cell-range-address="Sheet1.E108:Sheet1.E111" chart:label-cell-address="Sheet1.E105:Sheet1.E105" chart:class="chart:scatter">
            <chart:domain table:cell-range-address="Sheet1.A108:Sheet1.A111"/>
            <chart:data-point chart:repeated="4"/>
          </chart:series>
          <chart:series chart:style-name="ch11" chart:values-cell-range-address="Sheet1.F108:Sheet1.F111" chart:label-cell-address="Sheet1.F105:Sheet1.F10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eon X5570</text:p>
                <draw:g>
                  <svg:desc>Sheet1.E105:Sheet1.E105</svg:desc>
                </draw:g>
              </table:table-cell>
              <table:table-cell office:value-type="string">
                <text:p>Tesla M2050</text:p>
                <draw:g>
                  <svg:desc>Sheet1.F105:Sheet1.F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108:Sheet1.A111</svg:desc>
                </draw:g>
              </table:table-cell>
              <table:table-cell office:value-type="float" office:value="0.192025273116594">
                <text:p>0.192025273116594</text:p>
                <draw:g>
                  <svg:desc>Sheet1.E108:Sheet1.E111</svg:desc>
                </draw:g>
              </table:table-cell>
              <table:table-cell office:value-type="float" office:value="1.75307778751149">
                <text:p>1.75307778751149</text:p>
                <draw:g>
                  <svg:desc>Sheet1.F108:Sheet1.F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19227304766255">
                <text:p>0.19227304766255</text:p>
              </table:table-cell>
              <table:table-cell office:value-type="float" office:value="1.91040528126252">
                <text:p>1.91040528126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191654806351738">
                <text:p>0.191654806351738</text:p>
              </table:table-cell>
              <table:table-cell office:value-type="float" office:value="2.00015586494599">
                <text:p>2.0001558649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191963429228311">
                <text:p>0.191963429228311</text:p>
              </table:table-cell>
              <table:table-cell office:value-type="float" office:value="2.06244445589587">
                <text:p>2.062444455895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